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14e" officeooo:paragraph-rsid="0002814e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2814e" officeooo:paragraph-rsid="0002814e"/>
    </style:style>
    <style:style style:name="P3" style:family="paragraph" style:parent-style-name="Standard">
      <style:text-properties style:text-underline-style="none" officeooo:rsid="0002814e" officeooo:paragraph-rsid="0002814e"/>
    </style:style>
    <style:style style:name="P4" style:family="paragraph" style:parent-style-name="Standard">
      <style:text-properties officeooo:rsid="0004327a" officeooo:paragraph-rsid="0004327a"/>
    </style:style>
    <style:style style:name="P5" style:family="paragraph" style:parent-style-name="Standard">
      <style:text-properties officeooo:rsid="0006043a" officeooo:paragraph-rsid="0006043a"/>
    </style:style>
    <style:style style:name="P6" style:family="paragraph" style:parent-style-name="Standard">
      <style:text-properties officeooo:rsid="0006642d" officeooo:paragraph-rsid="0006642d"/>
    </style:style>
    <style:style style:name="P7" style:family="paragraph" style:parent-style-name="Standard">
      <style:text-properties officeooo:rsid="0006642d" officeooo:paragraph-rsid="000f75a3"/>
    </style:style>
    <style:style style:name="P8" style:family="paragraph" style:parent-style-name="Standard">
      <style:text-properties style:font-name="sans-serif" fo:font-size="29.25pt" officeooo:rsid="0007fcd2" officeooo:paragraph-rsid="00084c56"/>
    </style:style>
    <style:style style:name="P9" style:family="paragraph" style:parent-style-name="Standard">
      <style:text-properties style:font-name="sans-serif" fo:font-size="29.25pt" officeooo:rsid="00108679"/>
    </style:style>
    <style:style style:name="P10" style:family="paragraph" style:parent-style-name="Standard">
      <style:text-properties officeooo:rsid="000f0ab1" officeooo:paragraph-rsid="000f0ab1"/>
    </style:style>
    <style:style style:name="P11" style:family="paragraph" style:parent-style-name="Standard">
      <style:text-properties officeooo:rsid="000f75a3" officeooo:paragraph-rsid="000f75a3"/>
    </style:style>
    <style:style style:name="P12" style:family="paragraph" style:parent-style-name="Standard">
      <style:text-properties officeooo:rsid="00108679" officeooo:paragraph-rsid="00108679"/>
    </style:style>
    <style:style style:name="P13" style:family="paragraph" style:parent-style-name="Standard">
      <style:text-properties officeooo:rsid="0011bc50" officeooo:paragraph-rsid="0011bc50"/>
    </style:style>
    <style:style style:name="P1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06043a" officeooo:paragraph-rsid="0002814e"/>
    </style:style>
    <style:style style:name="P15" style:family="paragraph" style:parent-style-name="Standard">
      <style:text-properties officeooo:rsid="0007fcd2" officeooo:paragraph-rsid="000f75a3"/>
    </style:style>
    <style:style style:name="P16" style:family="paragraph" style:parent-style-name="Standard">
      <style:text-properties style:font-name="sans-serif" fo:font-size="29.25pt" officeooo:rsid="0007fcd2" officeooo:paragraph-rsid="00084c56"/>
    </style:style>
    <style:style style:name="P17" style:family="paragraph" style:parent-style-name="Standard">
      <style:text-properties officeooo:rsid="0004327a" officeooo:paragraph-rsid="0014b5f3"/>
    </style:style>
    <style:style style:name="P18" style:family="paragraph" style:parent-style-name="Preformatted_20_Text">
      <style:text-properties fo:color="#6897bb" style:font-name="Source Code Pro" fo:font-size="10.6000003814697pt" officeooo:rsid="0007fcd2" officeooo:paragraph-rsid="00084c56"/>
    </style:style>
    <style:style style:name="P19" style:family="paragraph" style:parent-style-name="Preformatted_20_Text">
      <style:text-properties fo:color="#6897bb" style:font-name="Source Code Pro" fo:font-size="10.6000003814697pt" officeooo:rsid="0011bc50" officeooo:paragraph-rsid="0011bc50"/>
    </style:style>
    <style:style style:name="T1" style:family="text">
      <style:text-properties officeooo:rsid="0006043a"/>
    </style:style>
    <style:style style:name="T2" style:family="text">
      <style:text-properties officeooo:rsid="0007fcd2"/>
    </style:style>
    <style:style style:name="T3" style:family="text">
      <style:text-properties officeooo:rsid="000f75a3"/>
    </style:style>
    <style:style style:name="T4" style:family="text">
      <style:text-properties officeooo:rsid="00108679"/>
    </style:style>
    <style:style style:name="T5" style:family="text">
      <style:text-properties officeooo:rsid="0014b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a.</text:p>
      <text:p text:style-name="P4">BFS <text:span text:style-name="T1">= uniform cost search</text:span></text:p>
      <text:p text:style-name="P4">**************</text:p>
      <text:p text:style-name="P4">5 <text:s/>1 <text:s text:c="4"/></text:p>
      <text:p text:style-name="P4">4 <text:s/>3 <text:s/>2 <text:s/></text:p>
      <text:p text:style-name="P4"/>
      <text:p text:style-name="P4">**************</text:p>
      <text:p text:style-name="P4">5 <text:s text:c="5"/>1 <text:s/></text:p>
      <text:p text:style-name="P4">4 <text:s/>3 <text:s/>2 <text:s/></text:p>
      <text:p text:style-name="P4"/>
      <text:p text:style-name="P4">**************</text:p>
      <text:p text:style-name="P4">5 <text:s/>1 <text:s/>2 <text:s/></text:p>
      <text:p text:style-name="P4">4 <text:s/>3 <text:s text:c="4"/></text:p>
      <text:p text:style-name="P4"/>
      <text:p text:style-name="P4">**************</text:p>
      <text:p text:style-name="P4">5 <text:s/>3 <text:s/>1 <text:s/></text:p>
      <text:p text:style-name="P4">4 <text:s text:c="5"/>2 <text:s/></text:p>
      <text:p text:style-name="P4"/>
      <text:p text:style-name="P4">**************</text:p>
      <text:p text:style-name="P4"><text:s text:c="4"/>5 <text:s/>1 <text:s/></text:p>
      <text:p text:style-name="P4">4 <text:s/>3 <text:s/>2 <text:s/></text:p>
      <text:p text:style-name="P4"/>
      <text:p text:style-name="P4">**************</text:p>
      <text:p text:style-name="P4">5 <text:s/>1 <text:s/>2 <text:s/></text:p>
      <text:p text:style-name="P17">4 <text:s text:c="5"/>3 <text:s/><text:span text:style-name="T5">0.000000001</text:span></text:p>
      <text:p text:style-name="P4"/>
      <text:p text:style-name="P4">**************</text:p>
      <text:p text:style-name="P4">5 <text:s/>3 <text:s/>1 <text:s/></text:p>
      <text:p text:style-name="P4">4 <text:s/>2 <text:s text:c="4"/></text:p>
      <text:p text:style-name="P4"/>
      <text:p text:style-name="P4">**************</text:p>
      <text:p text:style-name="P4">5 <text:s/>3 <text:s/>1 <text:s/></text:p>
      <text:p text:style-name="P4"><text:s text:c="4"/>4 <text:s/>2 <text:s/></text:p>
      <text:p text:style-name="P4"/>
      <text:p text:style-name="P4">**************</text:p>
      <text:p text:style-name="P4">4 <text:s/>5 <text:s/>1 <text:s/></text:p>
      <text:p text:style-name="P4"><text:s text:c="4"/>3 <text:s/>2 <text:s/></text:p>
      <text:p text:style-name="P4"/>
      <text:p text:style-name="P4">**************</text:p>
      <text:p text:style-name="P4">5 <text:s text:c="5"/>2 <text:s/></text:p>
      <text:p text:style-name="P4">4 <text:s/>1 <text:s/>3 <text:s/></text:p>
      <text:p text:style-name="P4"/>
      <text:p text:style-name="P4">**************</text:p>
      <text:p text:style-name="P4">5 <text:s/>1 <text:s/>2 <text:s/></text:p>
      <text:p text:style-name="P4"><text:s text:c="4"/>4 <text:s/>3 <text:s/></text:p>
      <text:p text:style-name="P4"/>
      <text:p text:style-name="P4">**************</text:p>
      <text:p text:style-name="P4">5 <text:s/>3 <text:s text:c="4"/></text:p>
      <text:p text:style-name="P4">4 <text:s/>2 <text:s/>1 <text:s/></text:p>
      <text:p text:style-name="P4"><text:soft-page-break/></text:p>
      <text:p text:style-name="P4">**************</text:p>
      <text:p text:style-name="P4"><text:s text:c="4"/>3 <text:s/>1 <text:s/></text:p>
      <text:p text:style-name="P4">5 <text:s/>4 <text:s/>2 <text:s/></text:p>
      <text:p text:style-name="P4"/>
      <text:p text:style-name="P4">**************</text:p>
      <text:p text:style-name="P4">4 <text:s/>5 <text:s/>1 <text:s/></text:p>
      <text:p text:style-name="P4">3 <text:s text:c="5"/>2 <text:s/></text:p>
      <text:p text:style-name="P4"/>
      <text:p text:style-name="P4">**************</text:p>
      <text:p text:style-name="P4">5 <text:s/>2 <text:s text:c="4"/></text:p>
      <text:p text:style-name="P4">4 <text:s/>1 <text:s/>3 <text:s/></text:p>
      <text:p text:style-name="P4"/>
      <text:p text:style-name="P4">**************</text:p>
      <text:p text:style-name="P4"><text:s text:c="4"/>5 <text:s/>2 <text:s/></text:p>
      <text:p text:style-name="P4">4 <text:s/>1 <text:s/>3 <text:s/></text:p>
      <text:p text:style-name="P4"/>
      <text:p text:style-name="P4">**************</text:p>
      <text:p text:style-name="P4"><text:s text:c="4"/>1 <text:s/>2 <text:s/></text:p>
      <text:p text:style-name="P4">5 <text:s/>4 <text:s/>3 <text:s/></text:p>
      <text:p text:style-name="P1"/>
      <text:p text:style-name="P4">==============================================</text:p>
      <text:p text:style-name="P3">DFS</text:p>
      <text:p text:style-name="P2"/>
      <text:p text:style-name="P1">**************</text:p>
      <text:p text:style-name="P1">5 <text:s/>1 <text:s text:c="4"/></text:p>
      <text:p text:style-name="P1">4 <text:s/>3 <text:s/>2 <text:s/></text:p>
      <text:p text:style-name="P1"/>
      <text:p text:style-name="P1">**************</text:p>
      <text:p text:style-name="P1">5 <text:s text:c="5"/>1 <text:s/></text:p>
      <text:p text:style-name="P1">4 <text:s/>3 <text:s/>2 <text:s/></text:p>
      <text:p text:style-name="P1"/>
      <text:p text:style-name="P1">**************</text:p>
      <text:p text:style-name="P1">5 <text:s/>3 <text:s/>1 <text:s/></text:p>
      <text:p text:style-name="P1">4 <text:s text:c="5"/>2 <text:s/></text:p>
      <text:p text:style-name="P1"/>
      <text:p text:style-name="P1">**************</text:p>
      <text:p text:style-name="P1">5 <text:s/>3 <text:s/>1 <text:s/></text:p>
      <text:p text:style-name="P1">4 <text:s/>2 <text:s text:c="4"/></text:p>
      <text:p text:style-name="P1"/>
      <text:p text:style-name="P1">**************</text:p>
      <text:p text:style-name="P1">5 <text:s/>3 <text:s text:c="4"/></text:p>
      <text:p text:style-name="P1">4 <text:s/>2 <text:s/>1 <text:s/></text:p>
      <text:p text:style-name="P1"/>
      <text:p text:style-name="P1">**************</text:p>
      <text:p text:style-name="P1">5 <text:s text:c="4"/>3 <text:s/></text:p>
      <text:p text:style-name="P1">4 <text:s/>2 <text:s/>1 <text:s/></text:p>
      <text:p text:style-name="P1"/>
      <text:p text:style-name="P1">**************</text:p>
      <text:p text:style-name="P1"><text:soft-page-break/>5 <text:s/>2 <text:s/>3 <text:s/></text:p>
      <text:p text:style-name="P1">4 <text:s text:c="5"/>1 <text:s/></text:p>
      <text:p text:style-name="P1"/>
      <text:p text:style-name="P1">**************</text:p>
      <text:p text:style-name="P1">5 <text:s/>2 <text:s/>3 <text:s/></text:p>
      <text:p text:style-name="P1">4 <text:s/>1 <text:s text:c="4"/></text:p>
      <text:p text:style-name="P1"/>
      <text:p text:style-name="P1">**************</text:p>
      <text:p text:style-name="P1">5 <text:s/>2 <text:s text:c="4"/></text:p>
      <text:p text:style-name="P1">4 <text:s/>1 <text:s/>3 <text:s/></text:p>
      <text:p text:style-name="P1"/>
      <text:p text:style-name="P1"/>
      <text:p text:style-name="P1">**************</text:p>
      <text:p text:style-name="P1">5 <text:s text:c="5"/>2 <text:s/></text:p>
      <text:p text:style-name="P1">4 <text:s/>1 <text:s/>3 <text:s/></text:p>
      <text:p text:style-name="P1"/>
      <text:p text:style-name="P1">**************</text:p>
      <text:p text:style-name="P1">5 <text:s/>1 <text:s/>2 <text:s/></text:p>
      <text:p text:style-name="P1">4 <text:s text:c="5"/>3 <text:s/></text:p>
      <text:p text:style-name="P1"/>
      <text:p text:style-name="P1">**************</text:p>
      <text:p text:style-name="P1">5 <text:s/>1 <text:s/>2 <text:s/></text:p>
      <text:p text:style-name="P1">4 <text:s/>3 <text:s text:c="4"/></text:p>
      <text:p text:style-name="P1"/>
      <text:p text:style-name="P1"/>
      <text:p text:style-name="P1">**************</text:p>
      <text:p text:style-name="P1">5 <text:s/>1 <text:s/>2 <text:s/></text:p>
      <text:p text:style-name="P1"><text:s text:c="4"/>4 <text:s/>3 <text:s/></text:p>
      <text:p text:style-name="P1"/>
      <text:p text:style-name="P1">**************</text:p>
      <text:p text:style-name="P1"><text:s text:c="4"/>1 <text:s/>2 <text:s/></text:p>
      <text:p text:style-name="P1">5 <text:s/>4 <text:s/>3 <text:s/></text:p>
      <text:p text:style-name="P1"/>
      <text:p text:style-name="P14"/>
      <text:p text:style-name="P5">Iterative deepening </text:p>
      <text:p text:style-name="P5">**************</text:p>
      <text:p text:style-name="P5">5 <text:s/>1 <text:s text:c="4"/></text:p>
      <text:p text:style-name="P5">4 <text:s/>3 <text:s/>2 <text:s/></text:p>
      <text:p text:style-name="P5"/>
      <text:p text:style-name="P5">**************</text:p>
      <text:p text:style-name="P5">5 <text:s/>1 <text:s text:c="4"/></text:p>
      <text:p text:style-name="P5">4 <text:s/>3 <text:s/>2 <text:s/></text:p>
      <text:p text:style-name="P5"/>
      <text:p text:style-name="P5">**************</text:p>
      <text:p text:style-name="P5">5 <text:s text:c="4"/>1 <text:s/></text:p>
      <text:p text:style-name="P5">4 <text:s/>3 <text:s/>2 <text:s/></text:p>
      <text:p text:style-name="P5"/>
      <text:p text:style-name="P5">**************</text:p>
      <text:p text:style-name="P5"><text:soft-page-break/>5 <text:s/>1 <text:s/>2 <text:s/></text:p>
      <text:p text:style-name="P5">4 <text:s/>3 <text:s text:c="4"/></text:p>
      <text:p text:style-name="P5"/>
      <text:p text:style-name="P5">**************</text:p>
      <text:p text:style-name="P5">5 <text:s/>1 <text:s text:c="4"/></text:p>
      <text:p text:style-name="P5">4 <text:s/>3 <text:s/>2 <text:s/></text:p>
      <text:p text:style-name="P5"/>
      <text:p text:style-name="P5">**************</text:p>
      <text:p text:style-name="P5">5 <text:s text:c="4"/>1 <text:s/></text:p>
      <text:p text:style-name="P5">4 <text:s/>3 <text:s/>2 <text:s/></text:p>
      <text:p text:style-name="P5"/>
      <text:p text:style-name="P5">**************</text:p>
      <text:p text:style-name="P5">5 <text:s/>3 <text:s/>1 <text:s/></text:p>
      <text:p text:style-name="P5">4 <text:s text:c="4"/>2 <text:s/></text:p>
      <text:p text:style-name="P5"/>
      <text:p text:style-name="P5">**************</text:p>
      <text:p text:style-name="P5"><text:s text:c="3"/>5 <text:s/>1 <text:s/></text:p>
      <text:p text:style-name="P5">4 <text:s/>3 <text:s/>2 <text:s/></text:p>
      <text:p text:style-name="P5"/>
      <text:p text:style-name="P5">**************</text:p>
      <text:p text:style-name="P5">5 <text:s/>1 <text:s/>2 <text:s/></text:p>
      <text:p text:style-name="P5">4 <text:s/>3 <text:s text:c="4"/></text:p>
      <text:p text:style-name="P5"/>
      <text:p text:style-name="P5">**************</text:p>
      <text:p text:style-name="P5">5 <text:s/>1 <text:s/>2 <text:s/></text:p>
      <text:p text:style-name="P5">4 <text:s text:c="4"/>3 <text:s/></text:p>
      <text:p text:style-name="P5"/>
      <text:p text:style-name="P5">**************</text:p>
      <text:p text:style-name="P5">5 <text:s/>1 <text:s text:c="4"/></text:p>
      <text:p text:style-name="P5">4 <text:s/>3 <text:s/>2 <text:s/></text:p>
      <text:p text:style-name="P5"/>
      <text:p text:style-name="P5">**************</text:p>
      <text:p text:style-name="P5">5 <text:s text:c="4"/>1 <text:s/></text:p>
      <text:p text:style-name="P5">4 <text:s/>3 <text:s/>2 <text:s/></text:p>
      <text:p text:style-name="P5"/>
      <text:p text:style-name="P5">**************</text:p>
      <text:p text:style-name="P5">5 <text:s/>3 <text:s/>1 <text:s/></text:p>
      <text:p text:style-name="P5">4 <text:s text:c="4"/>2 <text:s/></text:p>
      <text:p text:style-name="P5"/>
      <text:p text:style-name="P5">**************</text:p>
      <text:p text:style-name="P5">5 <text:s/>3 <text:s/>1 <text:s/></text:p>
      <text:p text:style-name="P5">4 <text:s/>2 <text:s text:c="4"/></text:p>
      <text:p text:style-name="P5"/>
      <text:p text:style-name="P5">**************</text:p>
      <text:p text:style-name="P5">5 <text:s/>3 <text:s/>1 <text:s/></text:p>
      <text:p text:style-name="P5"><text:s text:c="3"/>4 <text:s/>2 <text:s/></text:p>
      <text:p text:style-name="P5"/>
      <text:p text:style-name="P5">**************</text:p>
      <text:p text:style-name="P5"><text:s text:c="3"/>5 <text:s/>1 <text:s/></text:p>
      <text:p text:style-name="P5"><text:soft-page-break/>4 <text:s/>3 <text:s/>2 <text:s/></text:p>
      <text:p text:style-name="P5"/>
      <text:p text:style-name="P5">**************</text:p>
      <text:p text:style-name="P5">4 <text:s/>5 <text:s/>1 <text:s/></text:p>
      <text:p text:style-name="P5"><text:s text:c="3"/>3 <text:s/>2 <text:s/></text:p>
      <text:p text:style-name="P5"/>
      <text:p text:style-name="P5">**************</text:p>
      <text:p text:style-name="P5">5 <text:s/>1 <text:s/>2 <text:s/></text:p>
      <text:p text:style-name="P5">4 <text:s/>3 <text:s text:c="4"/></text:p>
      <text:p text:style-name="P5"/>
      <text:p text:style-name="P5">**************</text:p>
      <text:p text:style-name="P5">5 <text:s/>1 <text:s/>2 <text:s/></text:p>
      <text:p text:style-name="P5">4 <text:s text:c="4"/>3 <text:s/></text:p>
      <text:p text:style-name="P5"/>
      <text:p text:style-name="P5">**************</text:p>
      <text:p text:style-name="P5">5 <text:s text:c="4"/>2 <text:s/></text:p>
      <text:p text:style-name="P5">4 <text:s/>1 <text:s/>3 <text:s/></text:p>
      <text:p text:style-name="P5"/>
      <text:p text:style-name="P5">**************</text:p>
      <text:p text:style-name="P5">5 <text:s/>1 <text:s/>2 <text:s/></text:p>
      <text:p text:style-name="P5"><text:s text:c="3"/>4 <text:s/>3 <text:s/></text:p>
      <text:p text:style-name="P5"/>
      <text:p text:style-name="P5">**************</text:p>
      <text:p text:style-name="P5">5 <text:s/>1 <text:s text:c="4"/></text:p>
      <text:p text:style-name="P5">4 <text:s/>3 <text:s/>2 <text:s/></text:p>
      <text:p text:style-name="P5"/>
      <text:p text:style-name="P5">**************</text:p>
      <text:p text:style-name="P5">5 <text:s text:c="4"/>1 <text:s/></text:p>
      <text:p text:style-name="P5">4 <text:s/>3 <text:s/>2 <text:s/></text:p>
      <text:p text:style-name="P5"/>
      <text:p text:style-name="P5">**************</text:p>
      <text:p text:style-name="P5">5 <text:s/>3 <text:s/>1 <text:s/></text:p>
      <text:p text:style-name="P5">4 <text:s text:c="4"/>2 <text:s/></text:p>
      <text:p text:style-name="P5"/>
      <text:p text:style-name="P5">**************</text:p>
      <text:p text:style-name="P5">5 <text:s/>3 <text:s/>1 <text:s/></text:p>
      <text:p text:style-name="P5">4 <text:s/>2 <text:s text:c="4"/></text:p>
      <text:p text:style-name="P5"/>
      <text:p text:style-name="P5">**************</text:p>
      <text:p text:style-name="P5">5 <text:s/>3 <text:s text:c="4"/></text:p>
      <text:p text:style-name="P5">4 <text:s/>2 <text:s/>1 <text:s/></text:p>
      <text:p text:style-name="P5"/>
      <text:p text:style-name="P5">**************</text:p>
      <text:p text:style-name="P5">5 <text:s/>3 <text:s/>1 <text:s/></text:p>
      <text:p text:style-name="P5"><text:s text:c="3"/>4 <text:s/>2 <text:s/></text:p>
      <text:p text:style-name="P5"/>
      <text:p text:style-name="P5">**************</text:p>
      <text:p text:style-name="P5"><text:s text:c="3"/>3 <text:s/>1 <text:s/></text:p>
      <text:p text:style-name="P5">5 <text:s/>4 <text:s/>2 <text:s/></text:p>
      <text:p text:style-name="P5"><text:soft-page-break/></text:p>
      <text:p text:style-name="P5">**************</text:p>
      <text:p text:style-name="P5"><text:s text:c="3"/>5 <text:s/>1 <text:s/></text:p>
      <text:p text:style-name="P5">4 <text:s/>3 <text:s/>2 <text:s/></text:p>
      <text:p text:style-name="P5"/>
      <text:p text:style-name="P5">**************</text:p>
      <text:p text:style-name="P5">4 <text:s/>5 <text:s/>1 <text:s/></text:p>
      <text:p text:style-name="P5"><text:s text:c="3"/>3 <text:s/>2 <text:s/></text:p>
      <text:p text:style-name="P5"/>
      <text:p text:style-name="P5">**************</text:p>
      <text:p text:style-name="P5">4 <text:s/>5 <text:s/>1 <text:s/></text:p>
      <text:p text:style-name="P5">3 <text:s text:c="4"/>2 <text:s/></text:p>
      <text:p text:style-name="P5"/>
      <text:p text:style-name="P5">**************</text:p>
      <text:p text:style-name="P5">5 <text:s/>1 <text:s/>2 <text:s/></text:p>
      <text:p text:style-name="P5">4 <text:s/>3 <text:s text:c="4"/></text:p>
      <text:p text:style-name="P5"/>
      <text:p text:style-name="P5">**************</text:p>
      <text:p text:style-name="P5">5 <text:s/>1 <text:s/>2 <text:s/></text:p>
      <text:p text:style-name="P5">4 <text:s text:c="4"/>3 <text:s/></text:p>
      <text:p text:style-name="P5"/>
      <text:p text:style-name="P5">**************</text:p>
      <text:p text:style-name="P5">5 <text:s text:c="4"/>2 <text:s/></text:p>
      <text:p text:style-name="P5">4 <text:s/>1 <text:s/>3 <text:s/></text:p>
      <text:p text:style-name="P5"/>
      <text:p text:style-name="P5">**************</text:p>
      <text:p text:style-name="P5">5 <text:s/>2 <text:s text:c="4"/></text:p>
      <text:p text:style-name="P5">4 <text:s/>1 <text:s/>3 <text:s/></text:p>
      <text:p text:style-name="P5"/>
      <text:p text:style-name="P5">**************</text:p>
      <text:p text:style-name="P5"><text:s text:c="3"/>5 <text:s/>2 <text:s/></text:p>
      <text:p text:style-name="P5">4 <text:s/>1 <text:s/>3 <text:s/></text:p>
      <text:p text:style-name="P5"/>
      <text:p text:style-name="P5">**************</text:p>
      <text:p text:style-name="P5">5 <text:s/>1 <text:s/>2 <text:s/></text:p>
      <text:p text:style-name="P5"><text:s text:c="3"/>4 <text:s/>3 <text:s/></text:p>
      <text:p text:style-name="P5"/>
      <text:p text:style-name="P5">**************</text:p>
      <text:p text:style-name="P5"><text:s text:c="3"/>1 <text:s/>2 <text:s/></text:p>
      <text:p text:style-name="P5">5 <text:s/>4 <text:s/>3 <text:s/></text:p>
      <text:p text:style-name="P5"/>
      <text:p text:style-name="P5"/>
      <text:p text:style-name="P5"/>
      <text:p text:style-name="P6">Q2</text:p>
      <text:p text:style-name="P6">a) There are many optimal solutions, and the solution path length (the # of actions you have to take to reach the solution) is big.</text:p>
      <text:p text:style-name="P6"/>
      <text:p text:style-name="P6">b) True. BFS is a special case of uniform cost search when transitions have unit cost.</text:p>
      <text:p text:style-name="P6"/>
      <text:p text:style-name="P7"><text:soft-page-break/>c) <text:span text:style-name="T2">False.</text:span></text:p>
      <text:p text:style-name="P7"><text:s text:c="24"/><text:span text:style-name="T3">1</text:span></text:p>
      <text:p text:style-name="P7"><text:s text:c="21"/>/ <text:s text:c="2"/><text:span text:style-name="T3">\ <text:s text:c="2"/>\</text:span></text:p>
      <text:p text:style-name="P7"><text:s text:c="18"/><text:span text:style-name="T3">2 <text:s text:c="4"/>3 <text:s text:c="2"/>4</text:span></text:p>
      <text:p text:style-name="P7"><text:s text:c="17"/>/ <text:span text:style-name="T3">\</text:span></text:p>
      <text:p text:style-name="P7"><text:s text:c="15"/><text:span text:style-name="T3">5 <text:s text:c="2"/>6</text:span></text:p>
      <text:p text:style-name="P11">Suppose we are now at state 1, we have three possible successor states,<text:span text:style-name="T4"> if unit cost, best first search will randomly pick one, say, state 2, but then, it will explore state 3 or state 4, a peer node of state 2. Unlike DFS, which will explore a child of state 2. <text:s/></text:span></text:p>
      <text:p text:style-name="P11"/>
      <text:p text:style-name="P15">Best first tree looks at all the children nodes and chooses one with best heuristic value, then explore that node, BFS but not DFS is its special case.</text:p>
      <text:p text:style-name="P7"/>
      <text:p text:style-name="P12">d) A* search: f(n) = g(n) + h(n)</text:p>
      <text:p text:style-name="P12">uniform- cost search : f(n) = g(n)</text:p>
      <text:p text:style-name="P12">Uniform- cost search is a special case of A* search for h(n) = 0.</text:p>
      <text:p text:style-name="P12"/>
      <text:p text:style-name="P12"/>
      <text:p text:style-name="P12"/>
      <text:p text:style-name="P12">Q3</text:p>
      <text:p text:style-name="P6"/>
      <text:p text:style-name="P13">a)</text:p>
      <text:p text:style-name="P19"><text:span text:style-name="T5">run </text:span>10000 <text:span text:style-name="T5">times</text:span> </text:p>
      <text:p text:style-name="P13"/>
      <text:p text:style-name="P18"><text:span text:style-name="T5">ends at </text:span>0.000000001</text:p>
      <text:p text:style-name="P8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3:38:18.212661326</meta:creation-date>
    <dc:date>2017-01-26T01:48:02.812142706</dc:date>
    <meta:editing-duration>PT11H19M2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7" meta:paragraph-count="230" meta:word-count="597" meta:character-count="3273" meta:non-whitespace-character-count="2087"/>
  </office:meta>
</office:document-meta>
</file>